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3" style:family="paragraph" style:parent-style-name="Text_20_body_20_indent">
      <style:text-properties style:font-name="AbcGreen" fo:font-size="10pt" officeooo:paragraph-rsid="0021ec66" style:font-size-asian="10pt"/>
    </style:style>
    <style:style style:name="P14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caf96" style:font-size-asian="10pt" style:font-size-complex="10pt"/>
    </style:style>
    <style:style style:name="T15" style:family="text">
      <style:text-properties style:font-name="AbcGreen" fo:font-size="10pt" officeooo:rsid="001e720c" style:font-size-asian="10pt" style:font-size-complex="10pt"/>
    </style:style>
    <style:style style:name="T16" style:family="text">
      <style:text-properties style:font-name="AbcGreen" fo:font-size="10pt" officeooo:rsid="00204233" style:font-size-asian="10pt" style:font-size-complex="10pt"/>
    </style:style>
    <style:style style:name="T17" style:family="text">
      <style:text-properties style:font-name="AbcGreen" fo:font-size="10pt" officeooo:rsid="001027f9" style:font-size-asian="10pt"/>
    </style:style>
    <style:style style:name="T18" style:family="text">
      <style:text-properties style:font-name="AbcGreen" fo:font-size="10pt" officeooo:rsid="0011fae5" style:font-size-asian="10pt"/>
    </style:style>
    <style:style style:name="T19" style:family="text">
      <style:text-properties style:font-name="AbcGreen" fo:font-size="10pt" officeooo:rsid="0013ea44" style:font-size-asian="10pt"/>
    </style:style>
    <style:style style:name="T20" style:family="text">
      <style:text-properties style:font-name="AbcGreen" fo:font-size="10pt" officeooo:rsid="0013f8c8" style:font-size-asian="10pt"/>
    </style:style>
    <style:style style:name="T21" style:family="text">
      <style:text-properties style:font-name="AbcGreen" fo:font-size="10pt" officeooo:rsid="0019edc8" style:font-size-asian="10pt"/>
    </style:style>
    <style:style style:name="T22" style:family="text">
      <style:text-properties style:font-name="AbcGreen" fo:font-size="10pt" officeooo:rsid="00213d0a" style:font-size-asian="10pt"/>
    </style:style>
    <style:style style:name="T23" style:family="text">
      <style:text-properties style:font-name="AbcGreen" fo:font-size="10pt" officeooo:rsid="0021ec66" style:font-size-asian="10pt"/>
    </style:style>
    <style:style style:name="T24" style:family="text">
      <style:text-properties style:font-name="AbcGreen" fo:font-size="10pt" fo:font-weight="normal" style:font-size-asian="10pt" style:font-weight-asian="normal"/>
    </style:style>
    <style:style style:name="T25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6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7" style:family="text">
      <style:text-properties style:font-name="AbcGreen" fo:font-size="10pt" fo:font-style="italic" officeooo:rsid="001bdd3a" style:font-size-asian="10pt" style:font-style-asian="italic" style:font-size-complex="10pt" style:font-style-complex="italic"/>
    </style:style>
    <style:style style:name="T28" style:family="text">
      <style:text-properties style:font-name="AbcGreen" fo:font-size="10pt" fo:font-weight="bold" officeooo:rsid="00213d0a" style:font-size-asian="10pt" style:font-weight-asian="bold" style:font-size-complex="10pt" style:font-weight-complex="bold"/>
    </style:style>
    <style:style style:name="T29" style:family="text">
      <style:text-properties officeooo:rsid="00213d0a"/>
    </style:style>
    <style:style style:name="T30" style:family="text">
      <style:text-properties officeooo:rsid="0021ec66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arovací smlouva</text:p>
      <text:p text:style-name="P5">uzavřená podle § 2055 a násl. zák. č. 89/2012 Sb., občanský zákoník, ve znění pozdějších předpisů. </text:p>
      <text:p text:style-name="P3"/>
      <text:list xml:id="list6127309872967451482" text:style-name="WWNum1">
        <text:list-item>
          <text:list>
            <text:list-item>
              <text:h text:style-name="P12" text:outline-level="2"><text:span text:style-name="T24">Název strany:<text:tab/><text:tab/></text:span><text:span text:style-name="T8">Česká pirátská strana</text:span><text:span text:style-name="T24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6">dále jen "</text:span><text:span text:style-name="T27">dárce</text:span><text:span text:style-name="T26">"</text:span></text:p>
      <text:p text:style-name="P4"/>
      <text:p text:style-name="P4">a</text:p>
      <text:p text:style-name="P4"/>
      <text:p text:style-name="P7"><text:span text:style-name="T25">Název strany:<text:tab/> <text:s text:c="10"/></text:span><text:span text:style-name="T28">Koalice Vlasta, z.s.</text:span></text:p>
      <text:p text:style-name="P4">Sídlo: <text:tab/><text:tab/><text:tab/><text:span text:style-name="T29">U záběhlického zámku 3253/1a</text:span>, 1<text:span text:style-name="T29">06</text:span> 00 Praha 1<text:span text:style-name="T29">0</text:span></text:p>
      <text:p text:style-name="P4">IČ: <text:tab/><text:tab/><text:tab/>00409740</text:p>
      <text:p text:style-name="P4">Jednající:<text:tab/><text:tab/><text:span text:style-name="T29">Renata Chmelová, předsedkyně spolku</text:span></text:p>
      <text:p text:style-name="Standard"><text:span text:style-name="T26">dále jen "</text:span><text:span text:style-name="T27">obdarovaný</text:span><text:span text:style-name="T26">"</text:span></text:p>
      <text:p text:style-name="P4"/>
      <text:p text:style-name="Text_20_body_20_indent"><text:span text:style-name="T8">1. <text:s/>Dárce touto smlouvou daruje obdarovanému peněžitou částku ve výši </text:span><text:span text:style-name="T22">15</text:span><text:span text:style-name="T19"> 0</text:span><text:span text:style-name="T18">00</text:span><text:span text:style-name="T17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a je účelově vázán na </text:span><text:span text:style-name="T21">Senátorskou</text:span><text:span text:style-name="T8"> kampaň spojenou s volbami ohlášenými na </text:span><text:span text:style-name="T20">7</text:span><text:span text:style-name="T8">. – </text:span><text:span text:style-name="T20">8</text:span><text:span text:style-name="T8">. 10. 201</text:span><text:span text:style-name="T20">6</text:span><text:span text:style-name="T8"> </text:span><text:span text:style-name="T17">v</text:span><text:span text:style-name="T21">e</text:span><text:span text:style-name="T19"> </text:span><text:span text:style-name="T21">volebním obvodu č. </text:span><text:span text:style-name="T22">22</text:span><text:span text:style-name="T21"> (Praha 1</text:span><text:span text:style-name="T22">0</text:span><text:span text:style-name="T21">) „</text:span><text:span text:style-name="T22">Renata Chmelová</text:span><text:span text:style-name="T21">“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3">3. V záměru jít příkladem v otevřenosti a transparentnosti veřejných institucí upozorňuje dárce obdarovan<text:span text:style-name="T30">ého</text:span>, že hodlá zveřejňovat původ svých příjmů včetně této smlouvy, což <text:span text:style-name="T30">obdarovaný</text:span> bere na vědomí a souhlasí s tím. </text:p>
      <text:p text:style-name="P10"/>
      <text:p text:style-name="Text_20_body_20_indent"><text:span text:style-name="T17">4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0"/>
      <text:p text:style-name="Text_20_body_20_indent"><text:span text:style-name="T17">5</text:span><text:span text:style-name="T8">. Tato smlouva je vyhotovena ve </text:span><text:span text:style-name="T23">3</text:span><text:span text:style-name="T8"> stejnopisech, z nichž </text:span><text:span text:style-name="T23">dva</text:span><text:span text:style-name="T8"> obdrží dárce a jeden obdarovaný.</text:span></text:p>
      <text:p text:style-name="P10"/>
      <text:p text:style-name="Text_20_body_20_indent"><text:span text:style-name="T17">6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6">3</text:span><text:span text:style-name="T15">0</text:span><text:span text:style-name="T11">.</text:span><text:span text:style-name="T14">10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4"/>
      <text:p text:style-name="P11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7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2.41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F4337A9B639EA78B.png" xlink:type="simple" xlink:show="embed" xlink:actuate="onLoad"><text:p/></draw:image></draw:frame></text:p>
      </style:header>
      <style:footer>
        <text:p text:style-name="MP2"><text:span text:style-name="MT1"><text:line-break/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6</meta:editing-cycles>
    <meta:creation-date>2014-10-14T18:54:18.594597719</meta:creation-date>
    <dc:date>2017-01-02T18:39:33.329636275</dc:date>
    <meta:editing-duration>PT32M38S</meta:editing-duration>
    <meta:generator>LibreOffice/5.1.4.2$Linux_X86_64 LibreOffice_project/10m0$Build-2</meta:generator>
    <meta:document-statistic meta:table-count="0" meta:image-count="0" meta:object-count="0" meta:page-count="1" meta:paragraph-count="25" meta:word-count="318" meta:character-count="2189" meta:non-whitespace-character-count="1760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